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14d2a8"/>
    </style:style>
    <style:style style:name="P2" style:family="paragraph" style:parent-style-name="Text_20_body" style:list-style-name="L1"/>
    <style:style style:name="P3" style:family="paragraph" style:parent-style-name="Text_20_body" style:list-style-name="L1">
      <style:paragraph-properties fo:margin-top="0in" fo:margin-bottom="0in" style:contextual-spacing="false"/>
    </style:style>
    <style:style style:name="P4" style:family="paragraph" style:parent-style-name="Text_20_body" style:list-style-name="L1">
      <style:paragraph-properties fo:margin-top="0in" fo:margin-bottom="0in" style:contextual-spacing="false"/>
      <style:text-properties officeooo:paragraph-rsid="001751bc"/>
    </style:style>
    <style:style style:name="P5" style:family="paragraph" style:parent-style-name="Text_20_body" style:list-style-name="L2">
      <style:paragraph-properties fo:margin-top="0in" fo:margin-bottom="0in" style:contextual-spacing="false"/>
    </style:style>
    <style:style style:name="P6" style:family="paragraph" style:parent-style-name="Text_20_body" style:list-style-name="L2"/>
    <style:style style:name="P7" style:family="paragraph" style:parent-style-name="Text_20_body" style:list-style-name="L3">
      <style:paragraph-properties fo:margin-top="0in" fo:margin-bottom="0in" style:contextual-spacing="false"/>
    </style:style>
    <style:style style:name="P8" style:family="paragraph" style:parent-style-name="Text_20_body" style:list-style-name="L3"/>
    <style:style style:name="P9" style:family="paragraph" style:parent-style-name="Text_20_body">
      <style:paragraph-properties fo:break-before="page"/>
    </style:style>
    <style:style style:name="P10" style:family="paragraph" style:parent-style-name="Text_20_body" style:list-style-name="L4">
      <style:paragraph-properties fo:margin-top="0in" fo:margin-bottom="0in" style:contextual-spacing="false"/>
    </style:style>
    <style:style style:name="P11" style:family="paragraph" style:parent-style-name="Text_20_body" style:list-style-name="L4"/>
    <style:style style:name="P12" style:family="paragraph" style:parent-style-name="Text_20_body" style:list-style-name="L5">
      <style:paragraph-properties fo:margin-top="0in" fo:margin-bottom="0in" style:contextual-spacing="false"/>
    </style:style>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paragraph-properties fo:margin-top="0in" fo:margin-bottom="0in" style:contextual-spacing="false"/>
    </style:style>
    <style:style style:name="P17" style:family="paragraph" style:parent-style-name="Text_20_body" style:list-style-name="L8"/>
    <style:style style:name="P18" style:family="paragraph" style:parent-style-name="Text_20_body" style:list-style-name="L9">
      <style:paragraph-properties fo:margin-top="0in" fo:margin-bottom="0in" style:contextual-spacing="false"/>
    </style:style>
    <style:style style:name="P19" style:family="paragraph" style:parent-style-name="Text_20_body" style:list-style-name="L9"/>
    <style:style style:name="P20" style:family="paragraph" style:parent-style-name="Text_20_body" style:list-style-name="L10">
      <style:paragraph-properties fo:margin-top="0in" fo:margin-bottom="0in" style:contextual-spacing="false"/>
    </style:style>
    <style:style style:name="P21" style:family="paragraph" style:parent-style-name="Text_20_body" style:list-style-name="L10"/>
    <style:style style:name="P22" style:family="paragraph" style:parent-style-name="Text_20_body" style:list-style-name="L11">
      <style:paragraph-properties fo:margin-top="0in" fo:margin-bottom="0in" style:contextual-spacing="false"/>
    </style:style>
    <style:style style:name="P23" style:family="paragraph" style:parent-style-name="Text_20_body" style:list-style-name="L11"/>
    <style:style style:name="T1" style:family="text">
      <style:text-properties officeooo:rsid="0014d2a8"/>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Homelab Design - Sentinel Server</text:span></text:span></text:p>
      <text:p text:style-name="P1"><text:span text:style-name="Strong_20_Emphasis"><text:span text:style-name="T1"><text:date style:data-style-name="N37" text:date-value="2026-02-14T19:05:10.135799995" text:fixed="true">02/14/26</text:date></text:span></text:span></text:p>
      <text:p text:style-name="Text_20_body"><text:span text:style-name="Strong_20_Emphasis">Confirming architecture</text:span></text:p>
      <text:p text:style-name="Text_20_body">Okay, the user wants confirmation on the architecture. I think I need to restate it clearly, but I also want to make sure it's concise. Maybe I can refine it a little bit, just to make sure everything is clear without overcomplicating things. I’ll keep it simple and to the point, but still make sure I’m covering all the important details. Yes—that’s a coherent and solid design. In your words, slightly tightened:</text:p>
      <text:list text:style-name="L1">
        <text:list-item>
          <text:p text:style-name="P2"><text:span text:style-name="Strong_20_Emphasis">OptiPlex 7090 (Win 11, i5, 16GB)</text:span></text:p>
          <text:list>
            <text:list-item>
              <text:p text:style-name="P3">Holds your <text:span text:style-name="Strong_20_Emphasis">canon</text:span>: </text:p>
              <text:list>
                <text:list-item>
                  <text:p text:style-name="P3">Design docs </text:p>
                </text:list-item>
                <text:list-item>
                  <text:p text:style-name="P3">Progress reports </text:p>
                </text:list-item>
                <text:list-item>
                  <text:p text:style-name="P3">Context / roadmaps / decisions </text:p>
                </text:list-item>
              </text:list>
            </text:list-item>
            <text:list-item>
              <text:p text:style-name="P3">Runs <text:span text:style-name="Strong_20_Emphasis">Ollama + RAG</text:span>, which: </text:p>
              <text:list>
                <text:list-item>
                  <text:p text:style-name="P3">Indexes that canon locally </text:p>
                </text:list-item>
                <text:list-item>
                  <text:p text:style-name="P4">Answers questions grounded in it (no drift) </text:p>
                </text:list-item>
              </text:list>
            </text:list-item>
          </text:list>
        </text:list-item>
        <text:list-item>
          <text:p text:style-name="P2"><text:span text:style-name="Strong_20_Emphasis">OptiPlex 7020 / 7050 SFF (i7, 32GB, Proxmox, RKE2)</text:span></text:p>
          <text:list>
            <text:list-item>
              <text:p text:style-name="P3">Run your <text:span text:style-name="Strong_20_Emphasis">infrastructure stack</text:span>: </text:p>
              <text:list>
                <text:list-item>
                  <text:p text:style-name="P3">RKE2 clusters </text:p>
                </text:list-item>
                <text:list-item>
                  <text:p text:style-name="P3">Proxmox VMs/containers </text:p>
                </text:list-item>
                <text:list-item>
                  <text:p text:style-name="P3">Deployed services that your IaC manages </text:p>
                </text:list-item>
              </text:list>
            </text:list-item>
            <text:list-item>
              <text:p text:style-name="P3">Store and execute: </text:p>
              <text:list>
                <text:list-item>
                  <text:p text:style-name="P3"><text:span text:style-name="Strong_20_Emphasis">Terraform</text:span>, <text:span text:style-name="Strong_20_Emphasis">Helm</text:span>, <text:span text:style-name="Strong_20_Emphasis">Kubernetes YAML</text:span>, other config </text:p>
                </text:list-item>
              </text:list>
            </text:list-item>
          </text:list>
        </text:list-item>
        <text:list-item>
          <text:p text:style-name="P2"><text:span text:style-name="Strong_20_Emphasis">Configuration management (CM)</text:span></text:p>
          <text:list>
            <text:list-item>
              <text:p text:style-name="P3">All IaC (Terraform, Helm, YAML, configs) is: </text:p>
              <text:list>
                <text:list-item>
                  <text:p text:style-name="P3">Tracked in <text:span text:style-name="Strong_20_Emphasis">Git</text:span> </text:p>
                </text:list-item>
                <text:list-item>
                  <text:p text:style-name="P3">Pushed to <text:span text:style-name="Strong_20_Emphasis">GitHub</text:span> as the remote source of truth </text:p>
                </text:list-item>
              </text:list>
            </text:list-item>
            <text:list-item>
              <text:p text:style-name="P2">Your local machines pull from GitHub as needed. </text:p>
            </text:list-item>
          </text:list>
        </text:list-item>
      </text:list>
      <text:p text:style-name="Text_20_body">From here, the natural next step is to make sure your <text:span text:style-name="Strong_20_Emphasis">RAG ingestion</text:span> knows how to read both:</text:p>
      <text:list text:style-name="L2">
        <text:list-item>
          <text:p text:style-name="P5">The <text:span text:style-name="Strong_20_Emphasis">canon repo</text:span> (design, progress, research) </text:p>
        </text:list-item>
        <text:list-item>
          <text:p text:style-name="P6">The <text:span text:style-name="Strong_20_Emphasis">IaC repo</text:span> (Terraform/Helm/YAML) </text:p>
        </text:list-item>
      </text:list>
      <text:p text:style-name="Text_20_body">…so Ollama can answer questions that span <text:span text:style-name="Emphasis">both</text:span> “what we decided” and “what’s actually deployed”.</text:p>
      <text:p text:style-name="Text_20_body">If you want, we can now lock in a concrete GitHub repo layout for:</text:p>
      <text:list text:style-name="L3">
        <text:list-item>
          <text:p text:style-name="P7"><text:span text:style-name="Source_20_Text">sentinel-canon</text:span> (design/roadmap/progress) and </text:p>
        </text:list-item>
        <text:list-item>
          <text:p text:style-name="P8"><text:span text:style-name="Source_20_Text">sentinel-infra</text:span> (Terraform/Helm/YAML). </text:p>
        </text:list-item>
      </text:list>
      <text:p text:style-name="Standard"/>
      <text:p text:style-name="P9">Yes, Andy — this <text:span text:style-name="Strong_20_Emphasis">exact directory tree</text:span> is the one we previously defined as the canonical Git‑backed project structure for Sentinel‑Ops, and it fits perfectly into the RAG architecture you’re building.</text:p>
      <text:p text:style-name="Text_20_body">Let me walk through why this structure works so well and how it maps cleanly onto your “canon → RAG → IaC” workflow.</text:p>
      <text:p text:style-name="Horizontal_20_Line"/>
      <text:h text:style-name="Heading_20_1" text:outline-level="1"><text:span text:style-name="Strong_20_Emphasis">Your Sentinel‑Ops Project Tree — Confirmed as the Canon Source</text:span></text:h>
      <text:p text:style-name="Text_20_body">Your attached directory tree matches the structure described in your RAG architecture document. It contains all the right categories of information for a long‑term, stable knowledge base:</text:p>
      <text:h text:style-name="Heading_20_3" text:outline-level="3"><text:span text:style-name="Strong_20_Emphasis">✔ Canonical design + operational context</text:span></text:h>
      <text:list text:style-name="L4">
        <text:list-item>
          <text:p text:style-name="P10"><text:span text:style-name="Source_20_Text">reports/</text:span> </text:p>
        </text:list-item>
        <text:list-item>
          <text:p text:style-name="P10"><text:span text:style-name="Source_20_Text">reports/sessions/</text:span> </text:p>
        </text:list-item>
        <text:list-item>
          <text:p text:style-name="P10"><text:span text:style-name="Source_20_Text">Infrastructure-as-Code (IaC) &amp; Security Baseline Plan.md</text:span> </text:p>
        </text:list-item>
        <text:list-item>
          <text:p text:style-name="P11"><text:span text:style-name="Source_20_Text">archive/</text:span> </text:p>
        </text:list-item>
      </text:list>
      <text:p text:style-name="Text_20_body">These are the backbone of your <text:span text:style-name="Strong_20_Emphasis">project canon</text:span> — the long‑term memory that Ollama will index and use for continuity.</text:p>
      <text:h text:style-name="Heading_20_3" text:outline-level="3"><text:span text:style-name="Strong_20_Emphasis">✔ IaC and cluster configuration</text:span></text:h>
      <text:list text:style-name="L5">
        <text:list-item>
          <text:p text:style-name="P12"><text:span text:style-name="Source_20_Text">cluster/</text:span> </text:p>
        </text:list-item>
        <text:list-item>
          <text:p text:style-name="P12"><text:span text:style-name="Source_20_Text">terraform/</text:span> </text:p>
        </text:list-item>
        <text:list-item>
          <text:p text:style-name="P12"><text:span text:style-name="Source_20_Text">infrastructure/</text:span> </text:p>
        </text:list-item>
        <text:list-item>
          <text:p text:style-name="P13"><text:span text:style-name="Source_20_Text">helm/</text:span> </text:p>
        </text:list-item>
      </text:list>
      <text:p text:style-name="Text_20_body">These are the <text:span text:style-name="Strong_20_Emphasis">execution layer</text:span> of your environment — the files that describe how your infrastructure is actually deployed.</text:p>
      <text:h text:style-name="Heading_20_3" text:outline-level="3"><text:span text:style-name="Strong_20_Emphasis">✔ SBOMs and artifacts</text:span></text:h>
      <text:list text:style-name="L6">
        <text:list-item>
          <text:p text:style-name="P14"><text:span text:style-name="Source_20_Text">artifacts/sboms/</text:span> </text:p>
        </text:list-item>
      </text:list>
      <text:p text:style-name="Text_20_body">These provide deep dependency intelligence and are perfect for future RAG‑driven security analysis.</text:p>
      <text:h text:style-name="Heading_20_3" text:outline-level="3"><text:span text:style-name="Strong_20_Emphasis">✔ Scripts and utilities</text:span></text:h>
      <text:list text:style-name="L7">
        <text:list-item>
          <text:p text:style-name="P15"><text:span text:style-name="Source_20_Text">scripts/</text:span> </text:p>
        </text:list-item>
      </text:list>
      <text:p text:style-name="Text_20_body">These give operational context and can be indexed for troubleshooting and automation.</text:p>
      <text:p text:style-name="Horizontal_20_Line"/>
      <text:h text:style-name="Heading_20_1" text:outline-level="1"><text:soft-page-break/><text:span text:style-name="Strong_20_Emphasis">How This Tree Fits Into Your RAG Architecture</text:span></text:h>
      <text:p text:style-name="Text_20_body">Your project tree aligns exactly with the ingestion model described in your RAG whitepaper:</text:p>
      <text:h text:style-name="Heading_20_3" text:outline-level="3"><text:span text:style-name="Strong_20_Emphasis">1. Loader</text:span></text:h>
      <text:p text:style-name="Text_20_body">Recursively reads:</text:p>
      <text:list text:style-name="L8">
        <text:list-item>
          <text:p text:style-name="P16"><text:span text:style-name="Source_20_Text">.md</text:span> </text:p>
        </text:list-item>
        <text:list-item>
          <text:p text:style-name="P16"><text:span text:style-name="Source_20_Text">.txt</text:span> </text:p>
        </text:list-item>
        <text:list-item>
          <text:p text:style-name="P16"><text:span text:style-name="Source_20_Text">.yaml</text:span> </text:p>
        </text:list-item>
        <text:list-item>
          <text:p text:style-name="P16"><text:span text:style-name="Source_20_Text">.yml</text:span> </text:p>
        </text:list-item>
        <text:list-item>
          <text:p text:style-name="P16"><text:span text:style-name="Source_20_Text">.tf</text:span> </text:p>
        </text:list-item>
        <text:list-item>
          <text:p text:style-name="P17"><text:span text:style-name="Source_20_Text">.json</text:span> </text:p>
        </text:list-item>
      </text:list>
      <text:p text:style-name="Text_20_body">Your tree contains all of these.</text:p>
      <text:h text:style-name="Heading_20_3" text:outline-level="3"><text:span text:style-name="Strong_20_Emphasis">2. Splitter</text:span></text:h>
      <text:p text:style-name="Text_20_body">Chunks your session logs, IaC, configs, and SBOMs into 512–1024 token segments.</text:p>
      <text:h text:style-name="Heading_20_3" text:outline-level="3"><text:span text:style-name="Strong_20_Emphasis">3. Embeddings</text:span></text:h>
      <text:p text:style-name="Text_20_body">Everything in this tree becomes vectorized and searchable.</text:p>
      <text:h text:style-name="Heading_20_3" text:outline-level="3"><text:span text:style-name="Strong_20_Emphasis">4. Vector Store</text:span></text:h>
      <text:p text:style-name="Text_20_body">ChromaDB stores the embeddings with metadata like:</text:p>
      <text:list text:style-name="L9">
        <text:list-item>
          <text:p text:style-name="P18">file path </text:p>
        </text:list-item>
        <text:list-item>
          <text:p text:style-name="P18">timestamp </text:p>
        </text:list-item>
        <text:list-item>
          <text:p text:style-name="P19">category (reports, cluster, terraform, etc.) </text:p>
        </text:list-item>
      </text:list>
      <text:h text:style-name="Heading_20_3" text:outline-level="3"><text:span text:style-name="Strong_20_Emphasis">5. Query Engine</text:span></text:h>
      <text:p text:style-name="Text_20_body">When you ask a question, the RAG system retrieves the most relevant chunks from this tree.</text:p>
      <text:h text:style-name="Heading_20_3" text:outline-level="3"><text:span text:style-name="Strong_20_Emphasis">6. Ollama</text:span></text:h>
      <text:p text:style-name="Text_20_body">Your local model uses the retrieved context to give grounded, non‑drifting answers.</text:p>
      <text:p text:style-name="Horizontal_20_Line"/>
      <text:h text:style-name="Heading_20_1" text:outline-level="1"><text:span text:style-name="Strong_20_Emphasis">How GitHub Fits In</text:span></text:h>
      <text:p text:style-name="Text_20_body">This tree is exactly what you will:</text:p>
      <text:list text:style-name="L10">
        <text:list-item>
          <text:p text:style-name="P20"><text:span text:style-name="Strong_20_Emphasis">Commit locally</text:span> </text:p>
        </text:list-item>
        <text:list-item>
          <text:p text:style-name="P20"><text:span text:style-name="Strong_20_Emphasis">Push to GitHub</text:span> </text:p>
        </text:list-item>
        <text:list-item>
          <text:p text:style-name="P20"><text:soft-page-break/><text:span text:style-name="Strong_20_Emphasis">Pull onto your Proxmox/RKE2 nodes</text:span> </text:p>
        </text:list-item>
        <text:list-item>
          <text:p text:style-name="P21"><text:span text:style-name="Strong_20_Emphasis">Use as the IaC source of truth</text:span> </text:p>
        </text:list-item>
      </text:list>
      <text:p text:style-name="Text_20_body">Your RAG engine will index the <text:span text:style-name="Strong_20_Emphasis">local clone</text:span> on your Win11 OptiPlex, ensuring that:</text:p>
      <text:list text:style-name="L11">
        <text:list-item>
          <text:p text:style-name="P22">Ollama always has the latest canon </text:p>
        </text:list-item>
        <text:list-item>
          <text:p text:style-name="P22">Your progress logs remain part of the long‑term memory </text:p>
        </text:list-item>
        <text:list-item>
          <text:p text:style-name="P22">Your IaC stays versioned and auditable </text:p>
        </text:list-item>
        <text:list-item>
          <text:p text:style-name="P23">Your research and session notes remain searchable forever </text:p>
        </text:list-item>
      </text:list>
      <text:p text:style-name="Text_20_body">This is the workflow we designed earlier.</text:p>
      <text:p text:style-name="Horizontal_20_Line"/>
      <text:h text:style-name="Heading_20_1" text:outline-level="1"><text:span text:style-name="Strong_20_Emphasis">Bottom Line</text:span></text:h>
      <text:p text:style-name="Text_20_body">Yes — this is the correct, previously defined project tree.<text:line-break/>Yes — it is the right structure for your GitHub repo.<text:line-break/>Yes — it is the correct source for your RAG ingestion pipeline.<text:line-break/>Yes — it supports your Sentinel‑Ops architecture exactly as intended.</text:p>
      <text:p text:style-name="Text_20_body">Everything is aligned.</text:p>
      <text:p text:style-name="Text_20_body">If you want, I can now map this tree into a <text:span text:style-name="Strong_20_Emphasis">recommended GitHub repo layout</text:span> (canon vs infra vs RAG assets) so your ingestion pipeline stays clean and predictable.</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14T19:04:37.306536800</meta:creation-date>
    <dc:date>2026-02-14T19:24:15.335174500</dc:date>
    <meta:editing-duration>PT1M53S</meta:editing-duration>
    <meta:editing-cycles>2</meta:editing-cycles>
    <meta:generator>LibreOffice/25.8.4.2$Windows_X86_64 LibreOffice_project/290daaa01b999472f0c7a3890eb6a550fd74c6df</meta:generator>
    <meta:document-statistic meta:table-count="0" meta:image-count="0" meta:object-count="0" meta:page-count="4" meta:paragraph-count="93" meta:word-count="740" meta:character-count="4429" meta:non-whitespace-character-count="3779"/>
  </office:meta>
</office:document-meta>
</file>